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1b26" officeooo:paragraph-rsid="000c1b26"/>
    </style:style>
    <style:style style:name="P2" style:family="paragraph" style:parent-style-name="Standard">
      <style:paragraph-properties fo:text-align="center" style:justify-single-word="false"/>
      <style:text-properties fo:font-size="16pt" fo:font-weight="bold" officeooo:rsid="000c1b26" officeooo:paragraph-rsid="000c1b26" style:font-size-asian="16pt" style:font-weight-asian="bold" style:font-size-complex="16pt" style:font-weight-complex="bold"/>
    </style:style>
    <style:style style:name="P3" style:family="paragraph" style:parent-style-name="Standard">
      <style:text-properties officeooo:rsid="000c1b26" officeooo:paragraph-rsid="000c1b26"/>
    </style:style>
    <style:style style:name="P4" style:family="paragraph" style:parent-style-name="Standard">
      <style:text-properties officeooo:rsid="000dc6fa" officeooo:paragraph-rsid="000dc6fa"/>
    </style:style>
    <style:style style:name="P5" style:family="paragraph" style:parent-style-name="Standard">
      <style:text-properties officeooo:rsid="000edc99" officeooo:paragraph-rsid="000edc99"/>
    </style:style>
    <style:style style:name="T1" style:family="text">
      <style:text-properties officeooo:rsid="000edc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Stacks</text:p>
      <text:p text:style-name="Standard"><text:tab/></text:p>
      <text:p text:style-name="P1">In This video will talk about stacks.</text:p>
      <text:p text:style-name="P1">so the stack is a linear data structure. it is an ordered list in which insertion and deletion are done at one end, called top.</text:p>
      <text:p text:style-name="P1">The Last element inserted is the first one to be deleted. hence it is called LIFO.</text:p>
      <text:p text:style-name="P1"/>
      <text:p text:style-name="P1">A pile of plates is a good example of a stack.</text:p>
      <text:p text:style-name="P1"/>
      <text:p text:style-name="P1">there are basic few terms in a stack.</text:p>
      <text:p text:style-name="P1">whenever we insert any item(with any type int/str/float etc) in a stack is called push operation and if we delete a certain item from a stack is called a pop operation.</text:p>
      <text:p text:style-name="P1"/>
      <text:p text:style-name="P1">If a stack is full and we are trying to push another element is called Overflow. If a stack is empty and we try to pop an element is called Underflow. we treat them as an exception.</text:p>
      <text:p text:style-name="P1"/>
      <text:p text:style-name="P4">In python we can implement <text:span text:style-name="T1">stack using list, deque and LifeoQueue.</text:span></text:p>
      <text:p text:style-name="P4"/>
      <text:p text:style-name="P5">Deque is preferred over list in the cases where we need quicker append and pop operations from both the ends of the container, as deque provides an O(1) time complexity for append and pop operations as compared to list which provides O(n) time complexity.</text:p>
      <text:p text:style-name="P5">Same methods on deque as seen in list are used, append() and p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Bitstream Vera Sans Mono', 'Courier New',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3T10:19:09.301585053</meta:creation-date>
    <dc:date>2020-07-13T10:44:34.529275125</dc:date>
    <meta:editing-duration>PT9M42S</meta:editing-duration>
    <meta:editing-cycles>2</meta:editing-cycles>
    <meta:generator>LibreOffice/5.1.6.2$Linux_X86_64 LibreOffice_project/10m0$Build-2</meta:generator>
    <meta:document-statistic meta:table-count="0" meta:image-count="0" meta:object-count="0" meta:page-count="1" meta:paragraph-count="12" meta:word-count="204" meta:character-count="1073" meta:non-whitespace-character-count="879"/>
  </office:meta>
</office:document-meta>
</file>